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officeooo:rsid="000b4305"/>
    </style:style>
    <style:style style:name="T5" style:family="text">
      <style:text-properties officeooo:rsid="000c9d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3"># Searching and Sorting #<text:tab/></text:span></text:p>
      <text:p text:style-name="Standard"/>
      <text:p text:style-name="Standard"/>
      <text:p text:style-name="Standard"/>
      <text:p text:style-name="P1">#Wave sort:</text:p>
      <text:p text:style-name="Standard"/>
      <text:p text:style-name="Standard">Logic: You have to create a local maxima some how like thi<text:span text:style-name="T4">s</text:span> <text:s/>"^ ^ ^". What you will do this , you will go</text:p>
      <text:p text:style-name="Standard">to all even positions starting from 0 and will make sure element before it is smaller than it and elmeent </text:p>
      <text:p text:style-name="Standard">after this is larger than this and if not will do required swapping.</text:p>
      <text:p text:style-name="Standard"/>
      <text:p text:style-name="Standard">Link: https://ide.geeksforgeeks.org/bXnTnjoCZE</text:p>
      <text:p text:style-name="Standard"/>
      <text:p text:style-name="P1">#Count Sort:</text:p>
      <text:p text:style-name="Standard"/>
      <text:p text:style-name="Standard">Logic: This is a very simple sort. What you have to do is just traverse the array once and keep record of the frequency of each element comes and then use that recored freqencies to print the vales in sorted order and as we will use index of array to represent the array value. so our array got automatically sorted.</text:p>
      <text:p text:style-name="Standard"/>
      <text:p text:style-name="Standard">Link: https://ide.geeksforgeeks.org/lq1ebVwUyH</text:p>
      <text:p text:style-name="Standard"/>
      <text:p text:style-name="Standard">Link: https://ide.geeksforgeeks.org/QzSgneslNy (Using ordered map of STL)</text:p>
      <text:p text:style-name="Standard"/>
      <text:p text:style-name="P1"/>
      <text:p text:style-name="P1">#Sanjay New Job (sorting and searching section of algo++)</text:p>
      <text:p text:style-name="Standard"/>
      <text:p text:style-name="Standard">Link: https://ide.geeksforgeeks.org/qQAnDjRxOf</text:p>
      <text:p text:style-name="Standard"/>
      <text:p text:style-name="P1">#Lower Bound in a sorted Array:</text:p>
      <text:p text:style-name="Standard">Logic: we have to find the first occrence of a number in the sorted array. For that we will use </text:p>
      <text:p text:style-name="Standard">binary search algorithm.</text:p>
      <text:p text:style-name="Standard"/>
      <text:p text:style-name="Standard">Link: https://ide.geeksforgeeks.org/ZeOCr5NQCd</text:p>
      <text:p text:style-name="Standard"/>
      <text:p text:style-name="Standard"/>
      <text:p text:style-name="Standard"/>
      <text:p text:style-name="P1">#Higher Bound in a sorted Array:</text:p>
      <text:p text:style-name="Standard">Logic: we have to find the last occrence of a number in the sorted array. For that we will use </text:p>
      <text:p text:style-name="Standard">binary search algorithm.</text:p>
      <text:p text:style-name="Standard"/>
      <text:p text:style-name="Standard">Link: https://ide.geeksforgeeks.org/HcLSEf1NDG</text:p>
      <text:p text:style-name="Standard"/>
      <text:p text:style-name="Standard"/>
      <text:p text:style-name="P1">#find Square root of a number in O(n)</text:p>
      <text:p text:style-name="Standard">Logic: We will use binary search algo for the same by using the fact that the square root of a number will</text:p>
      <text:p text:style-name="Standard">definately lie between 0(zero) and n(that no. itself). We will apply binary search on this range.</text:p>
      <text:p text:style-name="Standard"/>
      <text:p text:style-name="Standard">Link:https://ide.geeksforgeeks.org/hhlwhDujwL </text:p>
      <text:p text:style-name="Standard"/>
      <text:p text:style-name="Standard"><text:soft-page-break/></text:p>
      <text:p text:style-name="P1"># Search for an element in a given array which is sorted and rotated.</text:p>
      <text:p text:style-name="Standard">Logic: We will use binary Search as the array is sorted with few changes.See the code as it is difficult </text:p>
      <text:p text:style-name="Standard">here to elaborate logic.</text:p>
      <text:p text:style-name="Standard"/>
      <text:p text:style-name="Standard">Link: https://ide.geeksforgeeks.org/pwcPc0EUxR</text:p>
      <text:p text:style-name="Standard"/>
      <text:p text:style-name="P1"># Search for the largest element in a given array which is sorted and rotated.</text:p>
      <text:p text:style-name="Standard">Logic: We will use binary Search as the array is sorted with few changes.See the code as it is difficult </text:p>
      <text:p text:style-name="Standard">here to elaborate logic.</text:p>
      <text:p text:style-name="Standard"/>
      <text:p text:style-name="Standard">Link: https://ide.geeksforgeeks.org/Y6RZYDxqWd</text:p>
      <text:p text:style-name="Standard"/>
      <text:p text:style-name="Standard"/>
      <text:p text:style-name="P1"># No of pages problem asked in google (given in algo++ course and also on hacker blocks)</text:p>
      <text:p text:style-name="Standard"/>
      <text:p text:style-name="Standard"><text:span text:style-name="T5">L</text:span>ink: https://ide.geeksforgeeks.org/UVgnk9sY1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4:17:04.882829015</meta:creation-date>
    <dc:date>2019-10-07T14:28:39.396846041</dc:date>
    <meta:editing-duration>PT1M24S</meta:editing-duration>
    <meta:editing-cycles>1</meta:editing-cycles>
    <meta:document-statistic meta:table-count="0" meta:image-count="0" meta:object-count="0" meta:page-count="2" meta:paragraph-count="34" meta:word-count="357" meta:character-count="2227" meta:non-whitespace-character-count="1892"/>
    <meta:generator>LibreOffice/6.0.7.3$Linux_X86_64 LibreOffice_project/00m0$Build-3</meta:generator>
  </office:meta>
</office:document-meta>
</file>